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ings CLM" svg:font-family="'Caladings CLM'" style:font-pitch="variable" style:font-charset="x-symbol"/>
    <style:font-face style:name="Lohit Devanagari1" svg:font-family="'Lohit Devanagari'"/>
    <style:font-face style:name="monospace" svg:font-family="monospace"/>
    <style:font-face style:name="Cousine" svg:font-family="Cousine" style:font-pitch="fixed"/>
    <style:font-face style:name="Monospace" svg:font-family="Monospace" style:font-pitch="fixed"/>
    <style:font-face style:name="Asana Math" svg:font-family="'Asana Math'" style:font-pitch="variable"/>
    <style:font-face style:name="GFS Complutum" svg:font-family="'GFS Complutum'" style:font-pitch="variable"/>
    <style:font-face style:name="Latin Modern Math" svg:font-family="'Latin Modern Math'" style:font-pitch="variable"/>
    <style:font-face style:name="Liberation Serif1" svg:font-family="'Liberation Serif'" style:font-pitch="variable"/>
    <style:font-face style:name="Linux Libertine Mono O" svg:font-family="'Linux Libertine Mono O'" style:font-pitch="variable"/>
    <style:font-face style:name="STIX Math" svg:font-family="'STIX Math'" style:font-pitch="variable"/>
    <style:font-face style:name="STIXGeneral" svg:font-family="STIXGener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SpO2_5f_header_5f_fields" style:display-name="SpO2_header_fields" style:family="table">
      <style:table-properties style:width="6.6931in" table:align="margins"/>
    </style:style>
    <style:style style:name="SpO2_5f_header_5f_fields.A" style:display-name="SpO2_header_fields.A" style:family="table-column">
      <style:table-column-properties style:column-width="3.3465in" style:rel-column-width="32767*"/>
    </style:style>
    <style:style style:name="SpO2_5f_header_5f_fields.A1" style:display-name="SpO2_header_fields.A1" style:family="table-cell">
      <style:table-cell-properties fo:padding="0.0382in" fo:border-left="0.05pt solid #000000" fo:border-right="none" fo:border-top="0.05pt solid #000000" fo:border-bottom="0.05pt solid #000000"/>
    </style:style>
    <style:style style:name="SpO2_5f_header_5f_fields.B1" style:display-name="SpO2_header_fields.B1" style:family="table-cell">
      <style:table-cell-properties fo:padding="0.0382in" fo:border="0.05pt solid #000000"/>
    </style:style>
    <style:style style:name="SpO2_5f_header_5f_fields.A2" style:display-name="SpO2_header_fields.A2" style:family="table-cell">
      <style:table-cell-properties fo:padding="0.0382in" fo:border-left="0.05pt solid #000000" fo:border-right="none" fo:border-top="none" fo:border-bottom="0.05pt solid #000000"/>
    </style:style>
    <style:style style:name="SpO2_5f_header_5f_fields.B2" style:display-name="SpO2_header_field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1" officeooo:rsid="00099c6a" officeooo:paragraph-rsid="00099c6a"/>
    </style:style>
    <style:style style:name="P2" style:family="paragraph" style:parent-style-name="Standard">
      <style:paragraph-properties fo:text-align="center" style:justify-single-word="false"/>
      <style:text-properties style:font-name="Liberation Serif1" fo:font-weight="bold" officeooo:rsid="00099c6a" officeooo:paragraph-rsid="00099c6a" style:font-weight-asian="bold" style:font-weight-complex="bold"/>
    </style:style>
    <style:style style:name="P3" style:family="paragraph" style:parent-style-name="Standard">
      <style:paragraph-properties fo:text-align="start" style:justify-single-word="false"/>
      <style:text-properties style:font-name="Liberation Serif1" fo:font-weight="bold" officeooo:rsid="00099c6a" officeooo:paragraph-rsid="00099c6a" style:font-weight-asian="bold" style:font-weight-complex="bold"/>
    </style:style>
    <style:style style:name="P4" style:family="paragraph" style:parent-style-name="Standard">
      <style:paragraph-properties fo:text-align="start" style:justify-single-word="false"/>
      <style:text-properties style:font-name="Liberation Serif1" officeooo:paragraph-rsid="00099c6a"/>
    </style:style>
    <style:style style:name="P5" style:family="paragraph" style:parent-style-name="Standard">
      <style:paragraph-properties fo:text-align="start" style:justify-single-word="false"/>
      <style:text-properties style:font-name="Liberation Serif1" officeooo:rsid="000b2dca" officeooo:paragraph-rsid="000b2dca"/>
    </style:style>
    <style:style style:name="P6" style:family="paragraph" style:parent-style-name="Standard">
      <style:paragraph-properties fo:text-align="center" style:justify-single-word="false"/>
      <style:text-properties style:font-name="Liberation Serif1" fo:font-size="12pt" fo:font-weight="normal" officeooo:rsid="00099c6a" officeooo:paragraph-rsid="00099c6a"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000099" style:font-name="monospace" fo:font-style="normal" fo:font-weight="bold" officeooo:rsid="000b2dca" officeooo:paragraph-rsid="000b2dca"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color="#000000" style:font-name="Monospace" fo:font-size="10pt" fo:font-style="normal" fo:font-weight="bold" officeooo:rsid="000bbb57" officeooo:paragraph-rsid="000bbb57" style:font-size-asian="10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fo:color="#000000" style:font-name="Liberation Serif1" fo:font-size="12pt" fo:font-style="normal" fo:font-weight="bold" officeooo:rsid="000c2a89" officeooo:paragraph-rsid="000c2a89"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color="#000000" style:font-name="Liberation Serif1" fo:font-size="12pt" fo:font-style="normal" fo:font-weight="normal" officeooo:rsid="000bbb57" officeooo:paragraph-rsid="000bbb57"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style:font-name="Liberation Serif1" fo:font-size="12pt" officeooo:rsid="000cfb0c" officeooo:paragraph-rsid="000cfb0c" style:font-size-asian="12pt" style:font-size-complex="12pt"/>
    </style:style>
    <style:style style:name="P12" style:family="paragraph" style:parent-style-name="Table_20_Contents">
      <style:paragraph-properties fo:text-align="center" style:justify-single-word="false"/>
      <style:text-properties style:font-name="Liberation Serif1" fo:font-size="12pt" fo:font-weight="bold" officeooo:rsid="000cfb0c" officeooo:paragraph-rsid="000cfb0c"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99c6a" style:font-weight-asian="normal" style:font-weight-complex="normal"/>
    </style:style>
    <style:style style:name="T3" style:family="text">
      <style:text-properties fo:font-weight="normal" officeooo:rsid="000b2dca" style:font-weight-asian="normal" style:font-weight-complex="normal"/>
    </style:style>
    <style:style style:name="T4" style:family="text">
      <style:text-properties fo:color="#000000" fo:font-weight="normal" fo:background-color="#ffffff" loext:char-shading-value="0" style:font-weight-asian="normal" style:font-weight-complex="normal"/>
    </style:style>
    <style:style style:name="T5" style:family="text">
      <style:text-properties fo:color="#000000" fo:font-weight="normal" officeooo:rsid="00099c6a" fo:background-color="#ffffff" loext:char-shading-value="0" style:font-weight-asian="normal" style:font-weight-complex="normal"/>
    </style:style>
    <style:style style:name="T6" style:family="text">
      <style:text-properties fo:color="#000000" fo:font-weight="normal" officeooo:rsid="000b2dca" fo:background-color="#ffffff" loext:char-shading-value="0" style:font-weight-asian="normal" style:font-weight-complex="normal"/>
    </style:style>
    <style:style style:name="T7" style:family="text">
      <style:text-properties fo:color="#000000" fo:font-weight="normal" officeooo:rsid="000bbb57" fo:background-color="#ffffff" loext:char-shading-value="0" style:font-weight-asian="normal" style:font-weight-complex="normal"/>
    </style:style>
    <style:style style:name="T8" style:family="text">
      <style:text-properties fo:color="#000000" style:font-name="Monospace" fo:font-size="10pt" fo:font-weight="bold" officeooo:rsid="000bbb57" fo:background-color="#ffffff" loext:char-shading-value="0" style:font-size-asian="10pt" style:font-weight-asian="bold" style:font-size-complex="10pt" style:font-weight-complex="bold"/>
    </style:style>
    <style:style style:name="T9" style:family="text">
      <style:text-properties fo:color="#000000" style:font-name="Monospace" fo:font-size="10pt" fo:font-weight="bold" officeooo:rsid="000c2a89" fo:background-color="#ffffff" loext:char-shading-value="0" style:font-size-asian="10pt" style:font-weight-asian="bold" style:font-size-complex="10pt" style:font-weight-complex="bold"/>
    </style:style>
    <style:style style:name="T10" style:family="text">
      <style:text-properties fo:color="#000000" fo:font-size="12pt" fo:font-weight="normal" officeooo:rsid="000bbb57" fo:background-color="#ffffff" loext:char-shading-value="0" style:font-size-asian="12pt" style:font-weight-asian="normal" style:font-size-complex="12pt" style:font-weight-complex="normal"/>
    </style:style>
    <style:style style:name="T11" style:family="text">
      <style:text-properties fo:font-weight="bold" officeooo:rsid="00099c6a" style:font-weight-asian="bold" style:font-weight-complex="bold"/>
    </style:style>
    <style:style style:name="T12" style:family="text">
      <style:text-properties fo:font-style="italic" fo:font-weight="normal" officeooo:rsid="000b2dca" style:font-style-asian="italic" style:font-weight-asian="normal" style:font-style-complex="italic" style:font-weight-complex="normal"/>
    </style:style>
    <style:style style:name="T13" style:family="text">
      <style:text-properties fo:font-style="normal" fo:font-weight="normal" officeooo:rsid="000b2dca" style:font-style-asian="normal" style:font-weight-asian="normal" style:font-style-complex="normal" style:font-weight-complex="normal"/>
    </style:style>
    <style:style style:name="T14" style:family="text">
      <style:text-properties fo:font-style="normal" fo:font-weight="normal" officeooo:rsid="000bbb57" style:font-style-asian="normal" style:font-weight-asian="normal" style:font-style-complex="normal" style:font-weight-complex="normal"/>
    </style:style>
    <style:style style:name="T15" style:family="text">
      <style:text-properties fo:color="#000099" fo:font-weight="normal" fo:background-color="#ffffff" loext:char-shading-value="0" style:font-weight-asian="normal" style:font-weight-complex="normal"/>
    </style:style>
    <style:style style:name="T16" style:family="text">
      <style:text-properties style:font-name="Liberation Serif1" fo:background-color="#ffffff" loext:char-shading-value="0"/>
    </style:style>
    <style:style style:name="T17" style:family="text">
      <style:text-properties style:font-name="Monospace" fo:font-size="10pt" style:font-size-asian="10pt" style:font-size-complex="10pt"/>
    </style:style>
    <style:style style:name="T18" style:family="text">
      <style:text-properties fo:background-color="#ffff00" loext:char-shading-value="0"/>
    </style:style>
    <style:style style:name="T19" style:family="text">
      <style:text-properties officeooo:rsid="000c2a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 Kearney</text:p>
      <text:p text:style-name="P1">4, May 2019</text:p>
      <text:p text:style-name="P1"/>
      <text:p text:style-name="P2">Parsing SpO2 binary files</text:p>
      <text:p text:style-name="P2"/>
      <text:p text:style-name="P2">Acknowledgements</text:p>
      <text:p text:style-name="P4"><text:span text:style-name="T11"><text:tab/></text:span><text:span text:style-name="T2">The Lion's share of the credit for this work belongs to Darral Freund, who single-handedly figured out how these data are stored. He wrote a MatLab program that successfully parses the raw SpO2 files and writes them to a CSV file. Eric Kearney re-wrote this program in Python, with documentation and unit tests, as well as the file you're reading now. Puzzling out even this small amount of information was incredibly difficult, and there are certainly pieces which may still not be entirely correct. This write-up represents our best effort to understand the bizarre fashion these data are stored. Darral's original MatLab code (</text:span><text:span text:style-name="T4">read_sleepyhead_pulse_ox_v18.m</text:span><text:span text:style-name="T5">), Eric's Python code (cpap_extraction.py), the Python test file (test_cpap_extraction.py)</text:span><text:span text:style-name="T6">, the documentation for the Python code, a test file (5c94a5e9.001), and the extracted version of that test file (extracted_spo2.csv) should be included with this file.</text:span></text:p>
      <text:p text:style-name="P4"><text:span text:style-name="T6"/></text:p>
      <text:p text:style-name="P5"><text:span text:style-name="T6"><text:tab/></text:span><text:span text:style-name="T4">Terminal commands are bolded, centered, and in </text:span><text:span text:style-name="T15">blue</text:span><text:span text:style-name="T4">, if you're on a UNIX-like machine, you should be able to copy any terminal commands in this file, paste them (using SHIFT+CTRL+V), and run them yourself.</text:span><text:span text:style-name="T7"> Any example terminal output is </text:span><text:span text:style-name="T8">bolded</text:span><text:span text:style-name="T9">,</text:span><text:span text:style-name="T8"> in a different font</text:span><text:span text:style-name="T9">,</text:span><text:span text:style-name="T8"> and </text:span><text:span text:style-name="T9">different </text:span><text:span text:style-name="T8">size</text:span><text:span text:style-name="T10">.</text:span></text:p>
      <text:p text:style-name="P6"/>
      <text:p text:style-name="P3">Getting Started</text:p>
      <text:p text:style-name="P3"><text:tab/><text:span text:style-name="T3">A binary-reader will be crucial to being able to make any meaningful progress on this project. If you're using a UNIX-like machine, the </text:span><text:span text:style-name="T12">xxd</text:span><text:span text:style-name="T13"> command will do nicely. To be</text:span><text:span text:style-name="T14">gin</text:span><text:span text:style-name="T13">, use your binary reader to examine the first few lines of the included test file, 5c94a5e9.001:</text:span></text:p>
      <text:p text:style-name="P3"><text:span text:style-name="T13"/></text:p>
      <text:p text:style-name="P7"><text:span text:style-name="T16">xxd 5c94a5e9.001 | head -20</text:span><text:line-break/></text:p>
      <text:p text:style-name="P8">00000000: ab16 32c7 0a00 0100 7de4 6a4f e9a5 945c <text:s/>..2.....}.jO...\ <text:s text:c="110"/></text:p>
      <text:p text:style-name="P8">00000010: 2816 a8a4 6901 0000 a02e 71a5 6901 0000 <text:s/>(...i.....q.i... <text:s text:c="110"/></text:p>
      <text:p text:style-name="P8">00000020: 0000 0200 1ab4 0000 0000 0400 0118 0000 <text:s/>................ <text:s text:c="203"/></text:p>
      <text:p text:style-name="P8">00000030: 0100 2816 a8a4 6901 0000 a02e 71a5 6901 <text:s/>..(...i.....q.i. <text:s text:c="203"/></text:p>
      <text:p text:style-name="P8">00000040: 0000 8a06 0000 0100 0000 0000 0000 0000 <text:s/>................ <text:s text:c="203"/></text:p>
      <text:p text:style-name="P8">00000050: 0000 0000 00f0 3f00 0000 0000 0000 0000 <text:s/>......?......... <text:s text:c="203"/></text:p>
      <text:p text:style-name="P8">00000060: 0000 0000 4056 4000 0000 0000 8058 40<text:span text:style-name="T18">ff</text:span> <text:s/>....@V@......X@. <text:s text:c="203"/></text:p>
      <text:p text:style-name="P8">00000070: <text:span text:style-name="T18">ffff ff</text:span>00 0018 0000 0100 2816 a8a4 6901 <text:s/>..........(...i. <text:s text:c="203"/></text:p>
      <text:p text:style-name="P8">00000080: 0000 a02e 71a5 6901 0000 ca16 0000 0100 <text:s/>....q.i......... <text:s text:c="203"/></text:p>
      <text:p text:style-name="P8">00000090: 0000 0000 0000 0000 0000 0000 00f0 3f00 <text:s/>..............?. <text:s text:c="203"/></text:p>
      <text:p text:style-name="P8">000000a0: 0000 0000 0000 0000 0000 0000 804c 4000 <text:s/>.............L@. <text:s text:c="203"/></text:p>
      <text:p text:style-name="P8">000000b0: 0000 0000 8055 40<text:span text:style-name="T18">ff ffff ff</text:span>00 0418 0000 <text:s/>.....U@......... <text:s text:c="203"/></text:p>
      <text:p text:style-name="P8">000000c0: 0100 203b a9a4 6901 0000 a056 17a5 6901 <text:s/>.. ;..i....V..i. <text:s text:c="203"/></text:p>
      <text:p text:style-name="P8">000000d0: 0000 0700 0000 0100 0000 0000 0000 0000 <text:s/>................ <text:s text:c="203"/></text:p>
      <text:p text:style-name="P8">000000e0: 0000 0000 00f0 3f00 0000 0000 0000 0000 <text:s/>......?......... <text:s text:c="203"/></text:p>
      <text:p text:style-name="P8">000000f0: 0000 0000 0020 4000 0000 0000 8044 40<text:span text:style-name="T18">ff</text:span> <text:s/>..... @......D@. <text:s text:c="203"/></text:p>
      <text:p text:style-name="P8">00000100: <text:span text:style-name="T18">ffff ff</text:span>01 0000 0000 0000 0000 0000 0000 <text:s/>................ <text:s text:c="203"/></text:p>
      <text:p text:style-name="P8">00000110: 0000 0000 0318 0000 0100 2816 a8a4 6901 <text:s/>..........(...i. <text:s text:c="203"/></text:p>
      <text:p text:style-name="P8">00000120: 0000 6015 70a5 6901 0000 5500 0000 0100 <text:s/>..`.p.i...U..... <text:s text:c="203"/></text:p>
      <text:p text:style-name="P8">00000130: 0000 0000 0000 0000 0000 0000 00f0 3f00 <text:s/>..............?. <text:s text:c="3"/></text:p>
      <text:p text:style-name="P8"/>
      <text:p text:style-name="P10"><text:tab/><text:span text:style-name="T19">The right-column can be safely ignored, it's simply the ASCII values of each byte, which is not what we need. I</text:span>'ve highlighted every instance of eight consecutive bytes that are all 'ff', these are the packet <text:span text:style-name="T19">delimiters, which separate packets from each other. In other words, all the data up to the first delimiter, which begins on the seventh line, is the first packet. The first packet in all SpO2 files is the 'header' packet.</text:span></text:p>
      <text:p text:style-name="P10"/>
      <text:p text:style-name="P9"><text:soft-page-break/>The Header Packet</text:p>
      <text:p text:style-name="P9"><text:tab/><text:span text:style-name="T1">The header packet consists of numerous fields, almost all of them are completely meaningless and irrelevant to our purposes. The following table lists each field name, and the byte size of that field:</text:span></text:p>
      <text:p text:style-name="P9"><text:span text:style-name="T1"/></text:p>
      <table:table table:name="SpO2_header_fields" table:style-name="SpO2_5f_header_5f_fields">
        <table:table-column table:style-name="SpO2_5f_header_5f_fields.A" table:number-columns-repeated="2"/>
        <table:table-row>
          <table:table-cell table:style-name="SpO2_5f_header_5f_fields.A1" office:value-type="string">
            <text:p text:style-name="P12">Field name</text:p>
          </table:table-cell>
          <table:table-cell table:style-name="SpO2_5f_header_5f_fields.B1" office:value-type="string">
            <text:p text:style-name="P12">Byte-size</text:p>
          </table:table-cell>
        </table:table-row>
        <table:table-row>
          <table:table-cell table:style-name="SpO2_5f_header_5f_fields.A2" office:value-type="string">
            <text:p text:style-name="P11">Magic number</text:p>
          </table:table-cell>
          <table:table-cell table:style-name="SpO2_5f_header_5f_fields.B2" office:value-type="string">
            <text:p text:style-name="P11">4</text:p>
          </table:table-cell>
        </table:table-row>
        <table:table-row>
          <table:table-cell table:style-name="SpO2_5f_header_5f_fields.A2" office:value-type="string">
            <text:p text:style-name="P11">File version</text:p>
          </table:table-cell>
          <table:table-cell table:style-name="SpO2_5f_header_5f_fields.B2" office:value-type="string">
            <text:p text:style-name="P11">2</text:p>
          </table:table-cell>
        </table:table-row>
        <table:table-row>
          <table:table-cell table:style-name="SpO2_5f_header_5f_fields.A2" office:value-type="string">
            <text:p text:style-name="P11">File type data</text:p>
          </table:table-cell>
          <table:table-cell table:style-name="SpO2_5f_header_5f_fields.B2" office:value-type="string">
            <text:p text:style-name="P11">2</text:p>
          </table:table-cell>
        </table:table-row>
        <table:table-row>
          <table:table-cell table:style-name="SpO2_5f_header_5f_fields.A2" office:value-type="string">
            <text:p text:style-name="P11">Machine ID</text:p>
          </table:table-cell>
          <table:table-cell table:style-name="SpO2_5f_header_5f_fields.B2" office:value-type="string">
            <text:p text:style-name="P11">4</text:p>
          </table:table-cell>
        </table:table-row>
        <table:table-row>
          <table:table-cell table:style-name="SpO2_5f_header_5f_fields.A2" office:value-type="string">
            <text:p text:style-name="P11">Session ID</text:p>
          </table:table-cell>
          <table:table-cell table:style-name="SpO2_5f_header_5f_fields.B2" office:value-type="string">
            <text:p text:style-name="P11">4</text:p>
          </table:table-cell>
        </table:table-row>
        <table:table-row>
          <table:table-cell table:style-name="SpO2_5f_header_5f_fields.A2" office:value-type="string">
            <text:p text:style-name="P11">First start time</text:p>
          </table:table-cell>
          <table:table-cell table:style-name="SpO2_5f_header_5f_fields.B2" office:value-type="string">
            <text:p text:style-name="P11">8</text:p>
          </table:table-cell>
        </table:table-row>
        <table:table-row>
          <table:table-cell table:style-name="SpO2_5f_header_5f_fields.A2" office:value-type="string">
            <text:p text:style-name="P11">Last end time</text:p>
          </table:table-cell>
          <table:table-cell table:style-name="SpO2_5f_header_5f_fields.B2" office:value-type="string">
            <text:p text:style-name="P11">8</text:p>
          </table:table-cell>
        </table:table-row>
        <table:table-row>
          <table:table-cell table:style-name="SpO2_5f_header_5f_fields.A2" office:value-type="string">
            <text:p text:style-name="P11">Compression</text:p>
          </table:table-cell>
          <table:table-cell table:style-name="SpO2_5f_header_5f_fields.B2" office:value-type="string">
            <text:p text:style-name="P11">2</text:p>
          </table:table-cell>
        </table:table-row>
        <table:table-row>
          <table:table-cell table:style-name="SpO2_5f_header_5f_fields.A2" office:value-type="string">
            <text:p text:style-name="P11">Machine type</text:p>
          </table:table-cell>
          <table:table-cell table:style-name="SpO2_5f_header_5f_fields.B2" office:value-type="string">
            <text:p text:style-name="P11">2</text:p>
          </table:table-cell>
        </table:table-row>
        <table:table-row>
          <table:table-cell table:style-name="SpO2_5f_header_5f_fields.A2" office:value-type="string">
            <text:p text:style-name="P11">Data size</text:p>
          </table:table-cell>
          <table:table-cell table:style-name="SpO2_5f_header_5f_fields.B2" office:value-type="string">
            <text:p text:style-name="P11">4</text:p>
          </table:table-cell>
        </table:table-row>
        <table:table-row>
          <table:table-cell table:style-name="SpO2_5f_header_5f_fields.A2" office:value-type="string">
            <text:p text:style-name="P11">CRC</text:p>
          </table:table-cell>
          <table:table-cell table:style-name="SpO2_5f_header_5f_fields.B2" office:value-type="string">
            <text:p text:style-name="P11">2</text:p>
          </table:table-cell>
        </table:table-row>
        <table:table-row>
          <table:table-cell table:style-name="SpO2_5f_header_5f_fields.A2" office:value-type="string">
            <text:p text:style-name="P11">Number of data streams</text:p>
          </table:table-cell>
          <table:table-cell table:style-name="SpO2_5f_header_5f_fields.B2" office:value-type="string">
            <text:p text:style-name="P11">2</text:p>
          </table:table-cell>
        </table:table-row>
      </table:table>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ings CLM" svg:font-family="'Caladings CLM'" style:font-pitch="variable" style:font-charset="x-symbol"/>
    <style:font-face style:name="Lohit Devanagari1" svg:font-family="'Lohit Devanagari'"/>
    <style:font-face style:name="monospace" svg:font-family="monospace"/>
    <style:font-face style:name="Cousine" svg:font-family="Cousine" style:font-pitch="fixed"/>
    <style:font-face style:name="Monospace" svg:font-family="Monospace" style:font-pitch="fixed"/>
    <style:font-face style:name="Asana Math" svg:font-family="'Asana Math'" style:font-pitch="variable"/>
    <style:font-face style:name="GFS Complutum" svg:font-family="'GFS Complutum'" style:font-pitch="variable"/>
    <style:font-face style:name="Latin Modern Math" svg:font-family="'Latin Modern Math'" style:font-pitch="variable"/>
    <style:font-face style:name="Liberation Serif1" svg:font-family="'Liberation Serif'" style:font-pitch="variable"/>
    <style:font-face style:name="Linux Libertine Mono O" svg:font-family="'Linux Libertine Mono O'" style:font-pitch="variable"/>
    <style:font-face style:name="STIX Math" svg:font-family="'STIX Math'" style:font-pitch="variable"/>
    <style:font-face style:name="STIXGeneral" svg:font-family="STIXGener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4:47:17.506642116</meta:creation-date>
    <dc:date>2019-05-04T15:34:26.865166749</dc:date>
    <meta:editing-duration>PT6M28S</meta:editing-duration>
    <meta:editing-cycles>1</meta:editing-cycles>
    <meta:document-statistic meta:table-count="1" meta:image-count="0" meta:object-count="0" meta:page-count="2" meta:paragraph-count="58" meta:word-count="603" meta:character-count="7439" meta:non-whitespace-character-count="3174"/>
    <meta:generator>LibreOffice/5.2.7.2$Linux_X86_64 LibreOffice_project/20m0$Build-2</meta:generator>
  </office:meta>
</office:document-meta>
</file>